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789545780117952842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3636902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7944138328140327571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<text:soft-page-break/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4T13:48:39.63</dc:date>
    <meta:editing-duration>P2DT4H9M29S</meta:editing-duration>
    <meta:editing-cycles>33</meta:editing-cycles>
    <meta:generator>OpenOffice/4.1.1$Win32 OpenOffice.org_project/411m6$Build-9775</meta:generator>
    <meta:document-statistic meta:table-count="0" meta:image-count="0" meta:object-count="0" meta:page-count="3" meta:paragraph-count="63" meta:word-count="413" meta:character-count="2477"/>
  </office:meta>
</office:document-meta>
</file>